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21e" officeooo:paragraph-rsid="001c721e"/>
    </style:style>
    <style:style style:name="P2" style:family="paragraph" style:parent-style-name="Standard">
      <style:text-properties style:text-underline-style="solid" style:text-underline-width="auto" style:text-underline-color="font-color" officeooo:rsid="001c721e" officeooo:paragraph-rsid="001c72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isés Antonio Pestano Castro</text:p>
      <text:p text:style-name="P1"/>
      <text:p text:style-name="P2">UT2 – Examen práctico (RA1, RA3 y RA4) Módulo DAD </text:p>
      <text:p text:style-name="P2"/>
      <text:p text:style-name="P2">Memori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09:44:51.467000000</meta:creation-date>
    <dc:date>2024-11-26T09:45:58.027000000</dc:date>
    <meta:editing-duration>PT1M7S</meta:editing-duration>
    <meta:editing-cycles>1</meta:editing-cycles>
    <meta:document-statistic meta:table-count="0" meta:image-count="0" meta:object-count="0" meta:page-count="1" meta:paragraph-count="3" meta:word-count="14" meta:character-count="86" meta:non-whitespace-character-count="73"/>
    <meta:generator>LibreOffice/24.8.3.2$Windows_X86_64 LibreOffice_project/48a6bac9e7e268aeb4c3483fcf825c94556d9f92</meta:generator>
  </office:meta>
</office:document-meta>
</file>